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3.14159265358979" calcext:value-type="float">
            <text:p>3.141592653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25663706143592" calcext:value-type="float">
            <text:p>1.2566370614</text:p>
          </table:table-cell>
          <table:table-cell table:formula="of:=DEGREES([.E6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88495559215388" calcext:value-type="float">
            <text:p>1.8849555922</text:p>
          </table:table-cell>
          <table:table-cell table:formula="of:=DEGREES([.E7])" office:value-type="float" office:value="108" calcext:value-type="float">
            <text:p>108</text:p>
          </table:table-cell>
          <table:table-cell table:formula="of:=[.F7]/2"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25.5195242505612" calcext:value-type="float">
            <text:p>25.51952425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0.6457288070676" calcext:value-type="float">
            <text:p>20.6457288071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.904cm" svg:height="13.642cm" svg:x="12.84cm" svg:y="1.541cm">
            <draw:object draw:notify-on-update-of-ranges="Graph.B2:Graph.B2 Graph.C2:Graph.C2 Graph.B3:Graph.B4 Graph.C3:Graph.C4 Graph.B4:Graph.B12 Graph.C4:Graph.C12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table:formula="of:=[.C2]*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" calcext:value-type="float">
            <text:p>2 <text:s text:c="3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3.14159265358979" calcext:value-type="float">
            <text:p>3.1415926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2" calcext:value-type="float">
            <text:p>2</text:p>
          </table:table-cell>
          <table:table-cell table:number-columns-repeated="8"/>
          <table:table-cell table:formula="of:=ParentWidth*(PAFF + 1)" office:value-type="float" office:value="30" calcext:value-type="float">
            <text:p>30</text:p>
          </table:table-cell>
          <table:table-cell table:formula="of:=(childWidth*CAFF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3]*[Child.E4]" office:value-type="float" office:value="3.14159265358979" calcext:value-type="float">
            <text:p>3.1415926536</text:p>
          </table:table-cell>
          <table:table-cell table:number-columns-repeated="8"/>
          <table:table-cell table:formula="of:=[.K6]-[.L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formula="of:=currentChildRotation/(ParentFaceDistance +(PI() -[Parent.E7] ))" office:value-type="float" office:value="0.714285714285714" calcext:value-type="float">
            <text:p>0.7142857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1" calcext:value-type="float">
            <text:p>1</text:p>
          </table:table-cell>
          <table:table-cell table:formula="of:=[.B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75.5195242505612" calcext:value-type="float">
            <text:p>75.51952425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57.885966681787" calcext:value-type="float">
            <text:p>57.88596668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74.2705098312484" calcext:value-type="float">
            <text:p>74.270509831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parentExternalAngle" office:value-type="float" office:value="1.25663706143592" calcext:value-type="float">
            <text:p>1.2566370614</text:p>
          </table:table-cell>
          <table:table-cell table:formula="of:=DEGREES([.B17])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[.B8]*[.B17])" office:value-type="float" office:value="3.14159265358979" calcext:value-type="float">
            <text:p>3.1415926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4.39822971502571" calcext:value-type="float">
            <text:p>4.3982297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      AND               ([.B4] &lt;= [.B19])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2" calcext:value-type="float">
            <text:p>2</text:p>
          </table:table-cell>
          <table:table-cell table:formula="of:=(([.B4]-(cornersPassed*(Pi-[Parent.E7])))/[Child.E4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6" table:formula="of:=parentRadius" office:value-type="float" office:value="25.5195242505612" calcext:value-type="float">
            <text:p>25.51952425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6" table:formula="of:=IF(   onCorner=1   ;   ParentWidth   ;   ParentWidth - ((ParentWidth*(PAFF + 1))  -  (childWidth*CAFF))    )" office:value-type="float" office:value="30" calcext:value-type="float">
            <text:p>30</text:p>
          </table:table-cell>
          <table:table-cell table:formula="of:=[.B24]+([.C11]*[$Parent.B3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6" table:formula="of:=SQRT(POWER(parentRadius;2)+POWER([.$B$24];2) - (2 * parentRadius * [.$B$24] * COS([Parent.E7]/2)))" office:value-type="float" office:value="25.5195242505612" calcext:value-type="float">
            <text:p>25.51952425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7" table:formula="of:=ASIN((SIN([Parent.E7]/2)*MIN([.B24];parentRadius))/[.B25])" office:value-type="float" office:value="0.942477796076938" calcext:value-type="float">
            <text:p>0.9424777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7" table:formula="of:=Pi-[.B26]-([$Parent.E7]/2)" office:value-type="float" office:value="1.25663706143592" calcext:value-type="float">
            <text:p>1.2566370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parentRadius;[.B26];[.B27])" office:value-type="float" office:value="1.25663706143592" calcext:value-type="float">
            <text:p>1.2566370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1.25663706143592" calcext:value-type="float">
            <text:p>1.2566370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57.885966681787" calcext:value-type="float">
            <text:p>57.88596668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74.2705098312484" calcext:value-type="float">
            <text:p>74.2705098312</text:p>
          </table:table-cell>
          <table:table-cell table:number-columns-repeated="10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8"/>
          <table:table-cell table:style-name="ce8"/>
          <table:table-cell table:number-columns-repeated="3"/>
        </table:table-row>
      </table:table>
      <table:table table:name="childCentre" table:style-name="ta1">
        <table:table-column table:style-name="co2" table:number-columns-repeated="4" table:default-cell-style-name="Default"/>
        <table:table-row table:style-name="ro1">
          <table:table-cell table:style-name="ce6" office:value-type="string" calcext:value-type="string">
            <text:p>Solving S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formula="of:=childRadius" office:value-type="float" office:value="10.6066017177982" calcext:value-type="float">
            <text:p>10.6066017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formula="of:=SUM([.C3:.E3])" office:value-type="float" office:value="1.72787595947439" calcext:value-type="float">
            <text:p>1.7278759595</text:p>
          </table:table-cell>
          <table:table-cell table:formula="of:=IF([calc.B24] &gt;= parentRadius;[calc.B26];[calc.B27])" office:value-type="float" office:value="0.942477796076938" calcext:value-type="float">
            <text:p>0.9424777961</text:p>
          </table:table-cell>
          <table:table-cell table:formula="of:=childExternalAngle/2" office:value-type="float" office:value="0.785398163397448" calcext:value-type="float">
            <text:p>0.78539816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QRT(([.C4]^2) + ([.D4]^2))" office:value-type="float" office:value="25.5195242505612" calcext:value-type="float">
            <text:p>25.5195242506</text:p>
          </table:table-cell>
          <table:table-cell table:formula="of:=ABS([calc.B30]-[Parent.B5])" office:value-type="float" office:value="7.885966681787" calcext:value-type="float">
            <text:p>7.8859666818</text:p>
          </table:table-cell>
          <table:table-cell table:formula="of:=ABS([calc.B31]-[Parent.B6])" office:value-type="float" office:value="24.2705098312484" calcext:value-type="float">
            <text:p>24.2705098312</text:p>
          </table:table-cell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6" table:formula="of:=SQRT(POWER(CC_b;2)+POWER(CC_c;2)-(2*CC_b*CC_c*COS(CC_A)))" office:value-type="float" office:value="29.1278569428133" calcext:value-type="float">
            <text:p>29.1278569428</text:p>
          </table:table-cell>
          <table:table-cell table:number-columns-repeated="2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2:Graph.B2 Graph.C2:Graph.C2 Graph.B3:Graph.B4 Graph.C3:Graph.C4 Graph.B4:Graph.B12 Graph.C4:Graph.C12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57.885966681787" calcext:value-type="float">
            <text:p>57.8859666818</text:p>
          </table:table-cell>
          <table:table-cell table:formula="of:=[calc.B31]" office:value-type="float" office:value="74.2705098312484" calcext:value-type="float">
            <text:p>74.2705098312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75.5195242505612" calcext:value-type="float">
            <text:p>75.5195242506</text:p>
          </table:table-cell>
          <table:table-cell table:formula="of:=([Parent.$E$8]*SIN(parentRadians + ((PAFF+[.D3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4]) *ParentInternalAngle))) + parentY" office:value-type="float" office:value="74.2705098312484" calcext:value-type="float">
            <text:p>74.2705098312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5]) *ParentInternalAngle))) + parentY" office:value-type="float" office:value="65" calcext:value-type="float">
            <text:p>65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6]) *ParentInternalAngle))) + parentY" office:value-type="float" office:value="35" calcext:value-type="float">
            <text:p>35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7]) *ParentInternalAngle))) + parentY" office:value-type="float" office:value="25.7294901687516" calcext:value-type="float">
            <text:p>25.7294901688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75.5195242505612" calcext:value-type="float">
            <text:p>75.5195242506</text:p>
          </table:table-cell>
          <table:table-cell table:formula="of:=([Parent.$E$8]*SIN(parentRadians + ((PAFF+[.D8]) *ParentInternalAngle))) + parentY" office:value-type="float" office:value="50" calcext:value-type="float">
            <text:p>50</text:p>
          </table:table-cell>
          <table:table-cell table:formula="of:=[.D7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<text:span text:style-name="T2">th</text:span></text:p>
          </table:table-cell>
          <table:table-cell table:formula="of:=(parentRadius*COS(parentRadians+((PAFF+[.D9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9]) *ParentInternalAngle))) + parentY" office:value-type="float" office:value="74.2705098312484" calcext:value-type="float">
            <text:p>74.2705098312</text:p>
          </table:table-cell>
          <table:table-cell table:formula="of:=[.D8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<text:span text:style-name="T2">th</text:span></text:p>
          </table:table-cell>
          <table:table-cell table:formula="of:=(parentRadius*COS(parentRadians+((PAFF+[.D10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10]) *ParentInternalAngle))) + parentY" office:value-type="float" office:value="65" calcext:value-type="float">
            <text:p>65</text:p>
          </table:table-cell>
          <table:table-cell table:formula="of:=[.D9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<text:span text:style-name="T2">th</text:span></text:p>
          </table:table-cell>
          <table:table-cell table:formula="of:=(parentRadius*COS(parentRadians+((PAFF+[.D11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11]) *ParentInternalAngle))) + parentY" office:value-type="float" office:value="35" calcext:value-type="float">
            <text:p>35</text:p>
          </table:table-cell>
          <table:table-cell table:formula="of:=[.D10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<text:span text:style-name="T2">th</text:span></text:p>
          </table:table-cell>
          <table:table-cell table:formula="of:=(parentRadius*COS(parentRadians+((PAFF+[.D12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12]) *ParentInternalAngle))) + parentY" office:value-type="float" office:value="25.7294901687516" calcext:value-type="float">
            <text:p>25.7294901688</text:p>
          </table:table-cell>
          <table:table-cell table:formula="of:=[.D11]+1"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C_A" table:base-cell-address="$childCentre.$B$3" table:cell-range-address="$childCentre.$B$3"/>
        <table:named-range table:name="CC_b" table:base-cell-address="$childCentre.$B$2" table:cell-range-address="$childCentre.$B$2"/>
        <table:named-range table:name="CC_c" table:base-cell-address="$childCentre.$B$4" table:cell-range-address="$childCentre.$B$4"/>
        <table:named-range table:name="childExternalAngle" table:base-cell-address="$Child.$E$7" table:cell-range-address="$Child.$E$7"/>
        <table:named-range table:name="childRadius" table:base-cell-address="$Child.$E$8" table:cell-range-address="$Child.$E$8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ExternalAngle" table:base-cell-address="$Parent.$E$7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 style:data-style-name="N2" text:time-value="13:22:13.788679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25T13:48:32.346831236</dc:date>
    <meta:editing-duration>PT6H39M14S</meta:editing-duration>
    <meta:editing-cycles>37</meta:editing-cycles>
    <meta:generator>LibreOffice/4.2.8.2$Linux_X86_64 LibreOffice_project/420m0$Build-2</meta:generator>
    <meta:document-statistic meta:table-count="6" meta:cell-count="3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885966681787">
                <text:p>57.885966681787</text:p>
                <draw:g>
                  <svg:desc>Graph.B2:Graph.B2</svg:desc>
                </draw:g>
              </table:table-cell>
              <table:table-cell office:value-type="float" office:value="74.2705098312484">
                <text:p>74.2705098312484</text:p>
                <draw:g>
                  <svg:desc>Graph.C2:Graph.C2</svg:desc>
                </draw:g>
              </table:table-cell>
              <table:table-cell office:value-type="float" office:value="75.5195242505612">
                <text:p>75.5195242505612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7.885966681787">
                <text:p>57.885966681787</text:p>
                <draw:g>
                  <svg:desc>Graph.B4:Graph.B12</svg:desc>
                </draw:g>
              </table:table-cell>
              <table:table-cell office:value-type="float" office:value="74.2705098312484">
                <text:p>74.2705098312484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195242505612">
                <text:p>75.519524250561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885966681787">
                <text:p>57.885966681787</text:p>
                <draw:g>
                  <svg:desc>Graph.B2:Graph.B2</svg:desc>
                </draw:g>
              </table:table-cell>
              <table:table-cell office:value-type="float" office:value="74.2705098312484">
                <text:p>74.2705098312484</text:p>
                <draw:g>
                  <svg:desc>Graph.C2:Graph.C2</svg:desc>
                </draw:g>
              </table:table-cell>
              <table:table-cell office:value-type="float" office:value="75.5195242505612">
                <text:p>75.5195242505612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7.885966681787">
                <text:p>57.885966681787</text:p>
                <draw:g>
                  <svg:desc>Graph.B4:Graph.B12</svg:desc>
                </draw:g>
              </table:table-cell>
              <table:table-cell office:value-type="float" office:value="74.2705098312484">
                <text:p>74.2705098312484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195242505612">
                <text:p>75.519524250561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